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ize="20pt" style:font-size-asian="20pt" style:font-size-complex="20pt"/>
    </style:style>
    <style:style style:name="T2" style:family="text">
      <style:text-properties fo:color="#70ad47" fo:font-size="20pt" fo:font-style="italic" style:text-underline-style="solid" style:text-underline-width="auto" style:text-underline-color="font-color" fo:font-weight="bold" style:font-size-asian="20pt" style:font-style-asian="italic" style:font-weight-asian="bold" style:font-size-complex="20pt"/>
    </style:style>
    <style:style style:name="T3" style:family="text">
      <style:text-properties fo:font-size="15pt" style:font-size-asian="15pt" style:font-size-complex="15pt"/>
    </style:style>
    <style:style style:name="T4"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style>
    <style:style style:name="T5" style:family="text">
      <style:text-properties fo:font-size="15pt" fo:font-weight="bold" style:font-size-asian="15pt" style:font-weight-asian="bold"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span text:style-name="T1"><text:s text:c="26"/></text:span><text:span text:style-name="T2">N-Queen Problem Solver</text:span></text:p>
      <text:p text:style-name="Standard"><text:span text:style-name="T3">This program is based on the algorithm called Backtracking which is usually used to solve some puzzles. I have solved N-queen Problem using this algorithm and this program is converted to GUI using inbuilt python library called Tkinter. This problem involves the placing of n queens on nxn board with no queen’s path intersecting another queen</text:span></text:p>
      <text:p text:style-name="Standard"><text:span text:style-name="T3"><text:s text:c="40"/>First, my program starts with the initialization of board on which we will place our queens and this program is for nxn board and we will place n queens on this board. Now after initialization of board, I used 2D to 1D array conversion using dictionary which involves nested dictionaries called rows, columns, diagonals and these nested dictionaries have their key values which are unique for each queen and after board initialization I used the main function to solve the problem which involves other functions called place_queen, Undo_queen , is_free and make_board these functions do their work as : -</text:span></text:p>
      <text:p text:style-name="Standard"><text:span text:style-name="T3">Place_queen function places a queen on the board if is_free function gives true value i.e. if a row, column, diagonals are free for that particular box and after placing the queen we extend the solution for second row and again check if a box is empty or not by running is_free function again and if at any point of time there is false return of is_free function then we run the function called undo_queen which undo the last placed queen and run the program again by placing the undo queen to further new empty box and then checks if the solution works for next queen or not. If it works then it goes on further otherwise it undoes the queen again and if all the possibilities of undo queen finishes, then we go to one more less queen to undo that and check the solution again which is called ‘</text:span><text:span text:style-name="T4">BACKTRACKING</text:span><text:span text:style-name="T3">’.</text:span></text:p>
      <text:p text:style-name="Standard"><text:soft-page-break/><text:span text:style-name="T3">Now, after all the process I run the program called make_board to make the board for using it in Tkinter. I used board queen dictionary to get rows and columns of all placed queens. As queens dictionary has keys=rows and values=columns.</text:span></text:p>
      <text:p text:style-name="Standard"><text:span text:style-name="T3"><text:s text:c="59"/>So, then I have used Tkinter Image opening to open my queen.png image which is used to fit n canvas that is made by using Tkinter and thus we get the solution of our probl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vepreet Singh</meta:initial-creator>
    <meta:editing-cycles>2</meta:editing-cycles>
    <meta:creation-date>2018-11-26T07:46:00</meta:creation-date>
    <dc:date>2020-09-26T00:49:32.031446972</dc:date>
    <meta:editing-duration>PT19M55S</meta:editing-duration>
    <meta:generator>LibreOffice/6.4.5.2$Linux_X86_64 LibreOffice_project/40$Build-2</meta:generator>
    <meta:document-statistic meta:table-count="0" meta:image-count="0" meta:object-count="0" meta:page-count="2" meta:paragraph-count="6" meta:word-count="385" meta:character-count="2315" meta:non-whitespace-character-count="1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